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NTRUDER DETECTED!
INTRUDER DETECTED!</text:p>
          </table:table-cell>
          <table:table-cell table:number-columns-repeated="1020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NTRUDER DETECTEEEEEEEED!
YAHOOOOOOOOOOEEEEAAAHHHHHHHH!!!</text:p>
          </table:table-cell>
          <table:table-cell table:number-columns-repeated="1020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THIS IS A WARNING PLEASE REMOVE
YOURSELVES FROM THIS BUILDING
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F YOU DO NOT COMPLY THEN FORCE
WILL BE USED</text:p>
          </table:table-cell>
          <table:table-cell table:number-columns-repeated="1020"/>
        </table:table-row>
        <table:table-row>
          <table:table-cell table:style-name="ce0" office:value-type="string">
            <text:p>クリカエシ　ケイコク　シマス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REPEAT, THIS IS A WARNING</text:p>
          </table:table-cell>
          <table:table-cell table:number-columns-repeated="1020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PLEASE REMOVE YOURSELVES FROM THIS
BUILDING 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F YOU DO NOT COMPLY,</text:p>
          </table:table-cell>
          <table:table-cell table:number-columns-repeated="1020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THEN FORCE WILL—Argh, let's just get on
with it, alread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